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irst</text:p>
          </table:table-cell>
          <table:table-cell office:value-type="time" office:time-value="PT11H1M40.000S" table:style-name="ce9">
            <text:p>11:01:40</text:p>
          </table:table-cell>
          <table:table-cell office:value-type="string" table:style-name="ce12">
            <text:p>Last</text:p>
          </table:table-cell>
          <table:table-cell office:value-type="time" office:time-value="PT11H6M40.000S" table:style-name="ce9">
            <text:p>11:06:4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5818181818181802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5.154545454545456" table:style-name="ce14">
            <text:p>55.2</text:p>
          </table:table-cell>
          <table:table-cell office:value-type="float" office:value="10.745454545454546" table:style-name="ce14">
            <text:p>10.7</text:p>
          </table:table-cell>
          <table:table-cell office:value-type="float" office:value="5.4545454545454543E-2" table:style-name="ce14">
            <text:p>0.1</text:p>
          </table:table-cell>
          <table:table-cell office:value-type="float" office:value="34.036363636363639" table:style-name="ce14">
            <text:p>34.0</text:p>
          </table:table-cell>
          <table:table-cell office:value-type="float" office:value="65.899999999999991" table:style-name="ce14">
            <text:p>65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399999999999999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5.8" table:style-name="ce14">
            <text:p>75.8</text:p>
          </table:table-cell>
          <table:table-cell office:value-type="float" office:value="16.899999999999999" table:style-name="ce14">
            <text:p>16.9</text:p>
          </table:table-cell>
          <table:table-cell office:value-type="float" office:value="0.1" table:style-name="ce14">
            <text:p>0.1</text:p>
          </table:table-cell>
          <table:table-cell office:value-type="float" office:value="96.3" table:style-name="ce14">
            <text:p>96.3</text:p>
          </table:table-cell>
          <table:table-cell office:value-type="float" office:value="92.699999999999989" table:style-name="ce14">
            <text:p>92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131H4M40.000S" table:style-name="ce9">
            <text:p>11:04:4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743200923026206" table:style-name="ce14">
            <text:p>1.4</text:p>
          </table:table-cell>
          <table:table-cell office:value-type="float" office:value="1.572758037225042" table:style-name="ce14">
            <text:p>1.6</text:p>
          </table:table-cell>
          <table:table-cell office:value-type="float" office:value="1.8333333333333335" table:style-name="ce14">
            <text:p>1.8</text:p>
          </table:table-cell>
          <table:table-cell office:value-type="float" office:value="2.8293269230769229" table:style-name="ce14">
            <text:p>2.8</text:p>
          </table:table-cell>
          <table:table-cell office:value-type="float" office:value="1.4066767830045523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.0000000000000001E-3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92.01400000000007" table:style-name="ce13">
            <text:p>29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2.0546960077256566E-5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06T00:00:00" table:style-name="ce5">
            <text:p>06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1" table:style-name="ce4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1.390S" table:style-name="ce6">
            <text:p>00:11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995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0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8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86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28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30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6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2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87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8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30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703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86213 0 35310 1480111 8091 0 121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8358 0 8286 365548 1869 0 596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50159 0 9651 365920 2861 0 221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2671 0 8130 376118 1846 0 18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5023 0 9241 372524 1514 0 214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786383 53 947 0 0 0 0 2 0 1 0 0 0 307 0 21202 69 0 0 0 0 0 0 0 22 0 0 0 0 0 0 0 0 31976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6794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686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6990516 0 873105 106426 15167420 21242 0 940 234320 329 586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850923985 15089335 <text:s text:c="3"/>0 <text:s text:c="3"/>0 <text:s text:c="3"/>0 <text:s text:c="4"/>0 <text:s text:c="9"/>0 <text:s text:c="8"/>0 2850923985 1508933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9382947 <text:s/>154216 <text:s text:c="3"/>0 <text:s/>103 <text:s text:c="3"/>0 <text:s text:c="4"/>0 <text:s text:c="9"/>0 <text:s text:c="8"/>0 324740851 <text:s/>28738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69 10324 724518 240176 9228 362019 2978880 3242208 0 107900 3486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67 10293 723466 239684 9228 362019 2978880 3242208 0 107792 3485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304 0 0 0 0 0 304 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11 134754 21 19 5 54 28 52 20 0 1 0 4 2932736 399 4294967295 12636160 12735996 0 0 0 0 0 4096 536946211 4294967295 0 0 0 3 0 0 17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54216 errors:0 dropped:10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8738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9382947 (29.3 MB) <text:s/>TX bytes:324740851 (324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508933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508933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850923985 (2.8 GB) <text:s/>TX bytes:2850923985 (2.8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72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15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69.7" table:style-name="ce1">
            <text:p>69.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.2</text:p>
          </table:table-cell>
          <table:table-cell office:value-type="float" office:value="80.7" table:style-name="ce1">
            <text:p>80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60.9" table:style-name="ce1">
            <text:p>60.9</text:p>
          </table:table-cell>
          <table:table-cell office:value-type="float" office:value="10.6" table:style-name="ce1">
            <text:p>10.6</text:p>
          </table:table-cell>
          <table:table-cell office:value-type="float" office:value="0.1" table:style-name="ce1">
            <text:p>0.1</text:p>
          </table:table-cell>
          <table:table-cell office:value-type="float" office:value="28.5" table:style-name="ce1">
            <text:p>28.5</text:p>
          </table:table-cell>
          <table:table-cell office:value-type="float" office:value="71.5" table:style-name="ce1">
            <text:p>7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49.7" table:style-name="ce1">
            <text:p>49.7</text:p>
          </table:table-cell>
          <table:table-cell office:value-type="float" office:value="12.8" table:style-name="ce1">
            <text:p>12.8</text:p>
          </table:table-cell>
          <table:table-cell office:value-type="float" office:value="0.1" table:style-name="ce1">
            <text:p>0.1</text:p>
          </table:table-cell>
          <table:table-cell office:value-type="float" office:value="37.4" table:style-name="ce1">
            <text:p>37.4</text:p>
          </table:table-cell>
          <table:table-cell office:value-type="float" office:value="62.5" table:style-name="ce1">
            <text:p>6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66.7" table:style-name="ce1">
            <text:p>66.7</text:p>
          </table:table-cell>
          <table:table-cell office:value-type="float" office:value="9" table:style-name="ce1">
            <text:p>9</text:p>
          </table:table-cell>
          <table:table-cell office:value-type="float" office:value="0.1" table:style-name="ce1">
            <text:p>0.1</text:p>
          </table:table-cell>
          <table:table-cell office:value-type="float" office:value="24.2" table:style-name="ce1">
            <text:p>24.2</text:p>
          </table:table-cell>
          <table:table-cell office:value-type="float" office:value="75.7" table:style-name="ce1">
            <text:p>7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5.8" table:style-name="ce1">
            <text:p>75.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7.4" table:style-name="ce1">
            <text:p>7.4</text:p>
          </table:table-cell>
          <table:table-cell office:value-type="float" office:value="92.699999999999989" table:style-name="ce1">
            <text:p>9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42.1" table:style-name="ce1">
            <text:p>42.1</text:p>
          </table:table-cell>
          <table:table-cell office:value-type="float" office:value="16" table:style-name="ce1">
            <text:p>16</text:p>
          </table:table-cell>
          <table:table-cell office:value-type="float" office:value="0.1" table:style-name="ce1">
            <text:p>0.1</text:p>
          </table:table-cell>
          <table:table-cell office:value-type="float" office:value="41.7" table:style-name="ce1">
            <text:p>41.7</text:p>
          </table:table-cell>
          <table:table-cell office:value-type="float" office:value="58.1" table:style-name="ce1">
            <text:p>58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.1" table:style-name="ce1">
            <text:p>7.1</text:p>
          </table:table-cell>
          <table:table-cell office:value-type="float" office:value="0.1" table:style-name="ce1">
            <text:p>0.1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60.4" table:style-name="ce1">
            <text:p>60.4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1" table:style-name="ce1">
            <text:p>0.1</text:p>
          </table:table-cell>
          <table:table-cell office:value-type="float" office:value="22.6" table:style-name="ce1">
            <text:p>22.6</text:p>
          </table:table-cell>
          <table:table-cell office:value-type="float" office:value="77.3" table:style-name="ce1">
            <text:p>7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9.1" table:style-name="ce1">
            <text:p>59.1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70.5" table:style-name="ce1">
            <text:p>70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48.6" table:style-name="ce1">
            <text:p>48.6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46.6" table:style-name="ce1">
            <text:p>46.6</text:p>
          </table:table-cell>
          <table:table-cell office:value-type="float" office:value="53.300000000000004" table:style-name="ce1">
            <text:p>5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154545454545456" table:style-name="ce1">
            <text:p>55.15454545</text:p>
          </table:table-cell>
          <table:table-cell office:value-type="float" office:value="10.745454545454546" table:style-name="ce1">
            <text:p>10.74545455</text:p>
          </table:table-cell>
          <table:table-cell office:value-type="float" office:value="5.4545454545454543E-2" table:style-name="ce1">
            <text:p>0.054545455</text:p>
          </table:table-cell>
          <table:table-cell office:value-type="float" office:value="34.036363636363639" table:style-name="ce1">
            <text:p>34.03636364</text:p>
          </table:table-cell>
          <table:table-cell office:value-type="float" office:value="65.899999999999991" table:style-name="ce1">
            <text:p>65.9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6.081818181818178" table:style-name="ce11">
            <text:p>56.1</text:p>
          </table:table-cell>
          <table:table-cell office:value-type="float" office:value="10.272727272727273" table:style-name="ce11">
            <text:p>10.3</text:p>
          </table:table-cell>
          <table:table-cell office:value-type="float" office:value="5.4545454545454557E-2" table:style-name="ce11">
            <text:p>0.1</text:p>
          </table:table-cell>
          <table:table-cell office:value-type="float" office:value="33.581818181818186" table:style-name="ce11">
            <text:p>3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6.381818181818183" table:style-name="ce11">
            <text:p>56.4</text:p>
          </table:table-cell>
          <table:table-cell office:value-type="float" office:value="11.127272727272727" table:style-name="ce11">
            <text:p>11.1</text:p>
          </table:table-cell>
          <table:table-cell office:value-type="float" office:value="0.12727272727272726" table:style-name="ce11">
            <text:p>0.1</text:p>
          </table:table-cell>
          <table:table-cell office:value-type="float" office:value="32.372727272727282" table:style-name="ce11">
            <text:p>3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5.845454545454551" table:style-name="ce11">
            <text:p>55.8</text:p>
          </table:table-cell>
          <table:table-cell office:value-type="float" office:value="10.545454545454545" table:style-name="ce11">
            <text:p>10.5</text:p>
          </table:table-cell>
          <table:table-cell office:value-type="float" office:value="4.5454545454545456E-2" table:style-name="ce11">
            <text:p>0.0</text:p>
          </table:table-cell>
          <table:table-cell office:value-type="float" office:value="33.554545454545455" table:style-name="ce11">
            <text:p>3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5.645454545454534" table:style-name="ce11">
            <text:p>55.6</text:p>
          </table:table-cell>
          <table:table-cell office:value-type="float" office:value="11.145454545454548" table:style-name="ce11">
            <text:p>11.1</text:p>
          </table:table-cell>
          <table:table-cell office:value-type="float" office:value="0.11818181818181818" table:style-name="ce11">
            <text:p>0.1</text:p>
          </table:table-cell>
          <table:table-cell office:value-type="float" office:value="33.090909090909093" table:style-name="ce11">
            <text:p>33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72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15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0" table:style-name="ce1">
            <text:p>0</text:p>
          </table:table-cell>
          <table:table-cell office:value-type="float" office:value="1797.4" table:style-name="ce1">
            <text:p>1797.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0" table:style-name="ce1">
            <text:p>0</text:p>
          </table:table-cell>
          <table:table-cell office:value-type="float" office:value="868" table:style-name="ce1">
            <text:p>868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0.2" table:style-name="ce1">
            <text:p>0.2</text:p>
          </table:table-cell>
          <table:table-cell office:value-type="float" office:value="1510" table:style-name="ce1">
            <text:p>1510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0" table:style-name="ce1">
            <text:p>0</text:p>
          </table:table-cell>
          <table:table-cell office:value-type="float" office:value="490.4" table:style-name="ce1">
            <text:p>490.4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0" table:style-name="ce1">
            <text:p>0</text:p>
          </table:table-cell>
          <table:table-cell office:value-type="float" office:value="1804.2" table:style-name="ce1">
            <text:p>1804.2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0" table:style-name="ce1">
            <text:p>0</text:p>
          </table:table-cell>
          <table:table-cell office:value-type="float" office:value="1360.4" table:style-name="ce1">
            <text:p>1360.4</text:p>
          </table:table-cell>
          <table:table-cell office:value-type="float" office:value="15.2" table:style-name="ce1">
            <text:p>15.2</text:p>
          </table:table-cell>
          <table:table-cell table:number-columns-repeated="16380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0" table:style-name="ce1">
            <text:p>0</text:p>
          </table:table-cell>
          <table:table-cell office:value-type="float" office:value="1022" table:style-name="ce1">
            <text:p>1022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0" table:style-name="ce1">
            <text:p>0</text:p>
          </table:table-cell>
          <table:table-cell office:value-type="float" office:value="425.6" table:style-name="ce1">
            <text:p>425.6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0" table:style-name="ce1">
            <text:p>0</text:p>
          </table:table-cell>
          <table:table-cell office:value-type="float" office:value="409.6" table:style-name="ce1">
            <text:p>409.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181818181818184E-2" table:formula="msoxl:=AVERAGE(B2:B12)" table:style-name="ce8">
            <text:p>0.0</text:p>
          </table:table-cell>
          <table:table-cell office:value-type="float" office:value="884.89090909090919" table:formula="msoxl:=AVERAGE(C2:C12)" table:style-name="ce8">
            <text:p>884.9</text:p>
          </table:table-cell>
          <table:table-cell office:value-type="float" office:value="9.5818181818181802" table:formula="msoxl:=AVERAGE(D2:D12)" table:style-name="ce8">
            <text:p>9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8181818181818185" table:formula="msoxl:=IF(B14=0,0,MAX(SUMPRODUCT(B2:B12,B2:B12)/SUM(B2:B12)-B14,0))" table:style-name="ce8">
            <text:p>0.2</text:p>
          </table:table-cell>
          <table:table-cell office:value-type="float" office:value="451.27941287995509" table:formula="msoxl:=IF(C14=0,0,MAX(SUMPRODUCT(C2:C12,C2:C12)/SUM(C2:C12)-C14,0))" table:style-name="ce8">
            <text:p>451.3</text:p>
          </table:table-cell>
          <table:table-cell office:value-type="float" office:value="2.9407624633431109" table:formula="msoxl:=IF(D14=0,0,MAX(SUMPRODUCT(D2:D12,D2:D12)/SUM(D2:D12)-D14,0))" table:style-name="ce8">
            <text:p>2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755575615628914E-17" table:formula="msoxl:=ABS(MAX(B2:B12)-B14-B15)" table:style-name="ce8">
            <text:p>0.0</text:p>
          </table:table-cell>
          <table:table-cell office:value-type="float" office:value="468.02967802913577" table:formula="msoxl:=ABS(MAX(C2:C12)-C14-C15)" table:style-name="ce8">
            <text:p>468.0</text:p>
          </table:table-cell>
          <table:table-cell office:value-type="float" office:value="4.8774193548387075" table:formula="msoxl:=ABS(MAX(D2:D12)-D14-D15)" table:style-name="ce8">
            <text:p>4.9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72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15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57.7" table:style-name="ce1">
            <text:p>57.7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5.4" table:style-name="ce1">
            <text:p>115.4</text:p>
          </table:table-cell>
          <table:table-cell table:number-columns-repeated="1612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179.8" table:style-name="ce1">
            <text:p>179.8</text:p>
          </table:table-cell>
          <table:table-cell office:value-type="float" office:value="179.8" table:style-name="ce1">
            <text:p>17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9.6" table:style-name="ce1">
            <text:p>359.6</text:p>
          </table:table-cell>
          <table:table-cell table:number-columns-repeated="1612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" table:style-name="ce1">
            <text:p>176</text:p>
          </table:table-cell>
          <table:table-cell table:number-columns-repeated="1612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106.9" table:style-name="ce1">
            <text:p>106.9</text:p>
          </table:table-cell>
          <table:table-cell office:value-type="float" office:value="106.9" table:style-name="ce1">
            <text:p>10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3.8" table:style-name="ce1">
            <text:p>213.8</text:p>
          </table:table-cell>
          <table:table-cell table:number-columns-repeated="1612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50.4" table:style-name="ce1">
            <text:p>50.4</text:p>
          </table:table-cell>
          <table:table-cell office:value-type="float" office:value="50.4" table:style-name="ce1">
            <text:p>5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.8" table:style-name="ce1">
            <text:p>100.8</text:p>
          </table:table-cell>
          <table:table-cell table:number-columns-repeated="1612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104.1" table:style-name="ce1">
            <text:p>104.1</text:p>
          </table:table-cell>
          <table:table-cell office:value-type="float" office:value="104.1" table:style-name="ce1">
            <text:p>10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8.2" table:style-name="ce1">
            <text:p>208.2</text:p>
          </table:table-cell>
          <table:table-cell table:number-columns-repeated="1612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89.1" table:style-name="ce1">
            <text:p>89.1</text:p>
          </table:table-cell>
          <table:table-cell office:value-type="float" office:value="89.1" table:style-name="ce1">
            <text:p>8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8.2" table:style-name="ce1">
            <text:p>178.2</text:p>
          </table:table-cell>
          <table:table-cell table:number-columns-repeated="1612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74.8" table:style-name="ce1">
            <text:p>74.8</text:p>
          </table:table-cell>
          <table:table-cell office:value-type="float" office:value="74.8" table:style-name="ce1">
            <text:p>7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.6" table:style-name="ce1">
            <text:p>149.6</text:p>
          </table:table-cell>
          <table:table-cell table:number-columns-repeated="1612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6.5" table:style-name="ce1">
            <text:p>56.5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" table:style-name="ce1">
            <text:p>113</text:p>
          </table:table-cell>
          <table:table-cell table:number-columns-repeated="1612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6" table:style-name="ce1">
            <text:p>11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8.663636363636357" table:formula="msoxl:=AVERAGE(B2:B12)" table:style-name="ce8">
            <text:p>78.7</text:p>
          </table:table-cell>
          <table:table-cell office:value-type="float" office:value="78.663636363636357" table:formula="msoxl:=AVERAGE(C2:C12)" table:style-name="ce8">
            <text:p>78.7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3.377285859869943" table:formula="msoxl:=IF(B14=0,0,MAX(SUMPRODUCT(B2:B12,B2:B12)/SUM(B2:B12)-B14,0))" table:style-name="ce8">
            <text:p>23.4</text:p>
          </table:table-cell>
          <table:table-cell office:value-type="float" office:value="23.377285859869943" table:formula="msoxl:=IF(C14=0,0,MAX(SUMPRODUCT(C2:C12,C2:C12)/SUM(C2:C12)-C14,0))" table:style-name="ce8">
            <text:p>23.4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7.759077776493712" table:formula="msoxl:=ABS(MAX(B2:B12)-B14-B15)" table:style-name="ce8">
            <text:p>77.8</text:p>
          </table:table-cell>
          <table:table-cell office:value-type="float" office:value="77.759077776493712" table:formula="msoxl:=ABS(MAX(C2:C12)-C14-C15)" table:style-name="ce8">
            <text:p>77.8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2.0409222235063" table:formula="msoxl:=B14+ B15" table:style-name="ce8">
            <text:p>102.0</text:p>
          </table:table-cell>
          <table:table-cell office:value-type="float" office:value="102.0409222235063" table:formula="msoxl:=C14+ C15" table:style-name="ce8">
            <text:p>102.0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72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15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1.7" table:style-name="ce1">
            <text:p>1.7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3" table:style-name="ce1">
            <text:p>3.3</text:p>
          </table:table-cell>
          <table:table-cell table:number-columns-repeated="1612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7363636363636361" table:formula="msoxl:=AVERAGE(B2:B12)" table:style-name="ce8">
            <text:p>1.7</text:p>
          </table:table-cell>
          <table:table-cell office:value-type="float" office:value="1.7272727272727273" table:formula="msoxl:=AVERAGE(C2:C12)" table:style-name="ce8">
            <text:p>1.7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49243217515468873" table:formula="msoxl:=IF(B14=0,0,MAX(SUMPRODUCT(B2:B12,B2:B12)/SUM(B2:B12)-B14,0))" table:style-name="ce8">
            <text:p>0.5</text:p>
          </table:table-cell>
          <table:table-cell office:value-type="float" office:value="0.49588516746411471" table:formula="msoxl:=IF(C14=0,0,MAX(SUMPRODUCT(C2:C12,C2:C12)/SUM(C2:C12)-C14,0))" table:style-name="ce8">
            <text:p>0.5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7120418848167498" table:formula="msoxl:=ABS(MAX(B2:B12)-B14-B15)" table:style-name="ce8">
            <text:p>0.6</text:p>
          </table:table-cell>
          <table:table-cell office:value-type="float" office:value="0.57684210526315782" table:formula="msoxl:=ABS(MAX(C2:C12)-C14-C15)" table:style-name="ce8">
            <text:p>0.6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2287958115183248" table:formula="msoxl:=B14+ B15" table:style-name="ce8">
            <text:p>2.2</text:p>
          </table:table-cell>
          <table:table-cell office:value-type="float" office:value="2.223157894736842" table:formula="msoxl:=C14+ C15" table:style-name="ce8">
            <text:p>2.2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72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15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.0909090909090922E-3" table:formula="msoxl:=AVERAGE(B2:B12)" table:style-name="ce8">
            <text:p>0.0</text:p>
          </table:table-cell>
          <table:table-cell office:value-type="float" office:value="9.0909090909090922E-3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0909090909090925E-2" table:formula="msoxl:=IF(B14=0,0,MAX(SUMPRODUCT(B2:B12,B2:B12)/SUM(B2:B12)-B14,0))" table:style-name="ce8">
            <text:p>0.1</text:p>
          </table:table-cell>
          <table:table-cell office:value-type="float" office:value="9.0909090909090925E-2" table:formula="msoxl:=IF(C14=0,0,MAX(SUMPRODUCT(C2:C12,C2:C12)/SUM(C2:C12)-C14,0))" table:style-name="ce8">
            <text:p>0.1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77787807814457E-17" table:formula="msoxl:=ABS(MAX(B2:B12)-B14-B15)" table:style-name="ce8">
            <text:p>0.0</text:p>
          </table:table-cell>
          <table:table-cell office:value-type="float" office:value="1.3877787807814457E-17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0000000000000002" table:formula="msoxl:=B14+ B15" table:style-name="ce8">
            <text:p>0.1</text:p>
          </table:table-cell>
          <table:table-cell office:value-type="float" office:value="0.10000000000000002" table:formula="msoxl:=C14+ C15" table:style-name="ce8">
            <text:p>0.1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72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15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23.1" table:style-name="ce1">
            <text:p>23.1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.2" table:style-name="ce1">
            <text:p>46.2</text:p>
          </table:table-cell>
          <table:table-cell table:number-columns-repeated="1612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898.7" table:style-name="ce1">
            <text:p>898.7</text:p>
          </table:table-cell>
          <table:table-cell office:value-type="float" office:value="898.7" table:style-name="ce1">
            <text:p>89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7.4" table:style-name="ce1">
            <text:p>1797.4</text:p>
          </table:table-cell>
          <table:table-cell table:number-columns-repeated="1612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434" table:style-name="ce1">
            <text:p>434</text:p>
          </table:table-cell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8" table:style-name="ce1">
            <text:p>868</text:p>
          </table:table-cell>
          <table:table-cell table:number-columns-repeated="1612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10" table:style-name="ce1">
            <text:p>1510</text:p>
          </table:table-cell>
          <table:table-cell table:number-columns-repeated="1612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245.2" table:style-name="ce1">
            <text:p>245.2</text:p>
          </table:table-cell>
          <table:table-cell office:value-type="float" office:value="245.2" table:style-name="ce1">
            <text:p>24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0.4" table:style-name="ce1">
            <text:p>490.4</text:p>
          </table:table-cell>
          <table:table-cell table:number-columns-repeated="1612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902.1" table:style-name="ce1">
            <text:p>902.1</text:p>
          </table:table-cell>
          <table:table-cell office:value-type="float" office:value="902.1" table:style-name="ce1">
            <text:p>90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04.2" table:style-name="ce1">
            <text:p>1804.2</text:p>
          </table:table-cell>
          <table:table-cell table:number-columns-repeated="1612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680.2" table:style-name="ce1">
            <text:p>680.2</text:p>
          </table:table-cell>
          <table:table-cell office:value-type="float" office:value="680.2" table:style-name="ce1">
            <text:p>68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0.4" table:style-name="ce1">
            <text:p>1360.4</text:p>
          </table:table-cell>
          <table:table-cell table:number-columns-repeated="1612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2" table:style-name="ce1">
            <text:p>1022</text:p>
          </table:table-cell>
          <table:table-cell table:number-columns-repeated="1612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212.8" table:style-name="ce1">
            <text:p>212.8</text:p>
          </table:table-cell>
          <table:table-cell office:value-type="float" office:value="212.8" table:style-name="ce1">
            <text:p>21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5.6" table:style-name="ce1">
            <text:p>425.6</text:p>
          </table:table-cell>
          <table:table-cell table:number-columns-repeated="1612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204.8" table:style-name="ce1">
            <text:p>204.8</text:p>
          </table:table-cell>
          <table:table-cell office:value-type="float" office:value="204.8" table:style-name="ce1">
            <text:p>20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9.6" table:style-name="ce1">
            <text:p>409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2.4454545454546" table:formula="msoxl:=AVERAGE(B2:B12)" table:style-name="ce8">
            <text:p>442.4</text:p>
          </table:table-cell>
          <table:table-cell office:value-type="float" office:value="442.4454545454546" table:formula="msoxl:=AVERAGE(C2:C12)" table:style-name="ce8">
            <text:p>442.4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5.63970643997754" table:formula="msoxl:=IF(B14=0,0,MAX(SUMPRODUCT(B2:B12,B2:B12)/SUM(B2:B12)-B14,0))" table:style-name="ce8">
            <text:p>225.6</text:p>
          </table:table-cell>
          <table:table-cell office:value-type="float" office:value="225.63970643997754" table:formula="msoxl:=IF(C14=0,0,MAX(SUMPRODUCT(C2:C12,C2:C12)/SUM(C2:C12)-C14,0))" table:style-name="ce8">
            <text:p>225.6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34.01483901456788" table:formula="msoxl:=ABS(MAX(B2:B12)-B14-B15)" table:style-name="ce8">
            <text:p>234.0</text:p>
          </table:table-cell>
          <table:table-cell office:value-type="float" office:value="234.01483901456788" table:formula="msoxl:=ABS(MAX(C2:C12)-C14-C15)" table:style-name="ce8">
            <text:p>234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68.08516098543214" table:formula="msoxl:=B14+ B15" table:style-name="ce8">
            <text:p>668.1</text:p>
          </table:table-cell>
          <table:table-cell office:value-type="float" office:value="668.08516098543214" table:formula="msoxl:=C14+ C15" table:style-name="ce8">
            <text:p>668.1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72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15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7909090909090901" table:formula="msoxl:=AVERAGE(B2:B12)" table:style-name="ce8">
            <text:p>4.8</text:p>
          </table:table-cell>
          <table:table-cell office:value-type="float" office:value="4.7909090909090901" table:formula="msoxl:=AVERAGE(C2:C12)" table:style-name="ce8">
            <text:p>4.8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703812316715554" table:formula="msoxl:=IF(B14=0,0,MAX(SUMPRODUCT(B2:B12,B2:B12)/SUM(B2:B12)-B14,0))" table:style-name="ce8">
            <text:p>1.5</text:p>
          </table:table-cell>
          <table:table-cell office:value-type="float" office:value="1.4703812316715554" table:formula="msoxl:=IF(C14=0,0,MAX(SUMPRODUCT(C2:C12,C2:C12)/SUM(C2:C12)-C14,0))" table:style-name="ce8">
            <text:p>1.5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387096774193537" table:formula="msoxl:=ABS(MAX(B2:B12)-B14-B15)" table:style-name="ce8">
            <text:p>2.4</text:p>
          </table:table-cell>
          <table:table-cell office:value-type="float" office:value="2.4387096774193537" table:formula="msoxl:=ABS(MAX(C2:C12)-C14-C15)" table:style-name="ce8">
            <text:p>2.4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2612903225806456" table:formula="msoxl:=B14+ B15" table:style-name="ce8">
            <text:p>6.3</text:p>
          </table:table-cell>
          <table:table-cell office:value-type="float" office:value="6.2612903225806456" table:formula="msoxl:=C14+ C15" table:style-name="ce8">
            <text:p>6.3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72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90909090909098" table:formula="msoxl:=AVERAGE(B2:B12)" table:style-name="ce8">
            <text:p>56.9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office:value-type="float" office:value="0" table:formula="msoxl:=AVERAGE(F2:F12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970132775402931E-3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office:value-type="float" office:value="0" table:formula="msoxl:=IF(F14=0,0,MAX(SUMPRODUCT(F2:F12,F2:F12)/SUM(F2:F12)-F14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0789389581336337" table:formula="msoxl:=ABS(MAX(B2:B12)-B14-B15)" table:style-name="ce8">
            <text:p>0.2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office:value-type="float" office:value="0" table:formula="msoxl:=ABS(MAX(F2:F12)-F14-F15)" table:style-name="ce8">
            <text:p>0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72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15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78.3999999999996" table:style-name="ce1">
            <text:p>4878.4</text:p>
          </table:table-cell>
          <table:table-cell office:value-type="float" office:value="4187" table:style-name="ce1">
            <text:p>4187</text:p>
          </table:table-cell>
          <table:table-cell office:value-type="float" office:value="691.4" table:style-name="ce1">
            <text:p>69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2.4" table:style-name="ce1">
            <text:p>682.4</text:p>
          </table:table-cell>
          <table:table-cell office:value-type="float" office:value="1940.1" table:style-name="ce1">
            <text:p>1940.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198.1" table:style-name="ce1">
            <text:p>198.1</text:p>
          </table:table-cell>
          <table:table-cell table:number-columns-repeated="1636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82.8999999999996" table:style-name="ce1">
            <text:p>4782.9</text:p>
          </table:table-cell>
          <table:table-cell office:value-type="float" office:value="4092.9" table:style-name="ce1">
            <text:p>4092.9</text:p>
          </table:table-cell>
          <table:table-cell office:value-type="float" office:value="690" table:style-name="ce1">
            <text:p>69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1" table:style-name="ce1">
            <text:p>700.1</text:p>
          </table:table-cell>
          <table:table-cell office:value-type="float" office:value="2021.9" table:style-name="ce1">
            <text:p>2021.9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211.1" table:style-name="ce1">
            <text:p>211.1</text:p>
          </table:table-cell>
          <table:table-cell table:number-columns-repeated="1636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79.8999999999996" table:style-name="ce1">
            <text:p>4679.9</text:p>
          </table:table-cell>
          <table:table-cell office:value-type="float" office:value="3991.8" table:style-name="ce1">
            <text:p>3991.8</text:p>
          </table:table-cell>
          <table:table-cell office:value-type="float" office:value="688.1" table:style-name="ce1">
            <text:p>68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2" table:style-name="ce1">
            <text:p>714.2</text:p>
          </table:table-cell>
          <table:table-cell office:value-type="float" office:value="2121.3000000000002" table:style-name="ce1">
            <text:p>2121.3</text:p>
          </table:table-cell>
          <table:table-cell office:value-type="float" office:value="-1" table:style-name="ce1">
            <text:p>-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212.2" table:style-name="ce1">
            <text:p>212.2</text:p>
          </table:table-cell>
          <table:table-cell table:number-columns-repeated="1636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9.1000000000004" table:style-name="ce1">
            <text:p>4649.1</text:p>
          </table:table-cell>
          <table:table-cell office:value-type="float" office:value="3960.8" table:style-name="ce1">
            <text:p>3960.8</text:p>
          </table:table-cell>
          <table:table-cell office:value-type="float" office:value="688.3" table:style-name="ce1">
            <text:p>68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.1" table:style-name="ce1">
            <text:p>734.1</text:p>
          </table:table-cell>
          <table:table-cell office:value-type="float" office:value="2147.1999999999998" table:style-name="ce1">
            <text:p>2147.2</text:p>
          </table:table-cell>
          <table:table-cell office:value-type="float" office:value="-1" table:style-name="ce1">
            <text:p>-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216.4" table:style-name="ce1">
            <text:p>216.4</text:p>
          </table:table-cell>
          <table:table-cell table:number-columns-repeated="1636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1.8999999999996" table:style-name="ce1">
            <text:p>4631.9</text:p>
          </table:table-cell>
          <table:table-cell office:value-type="float" office:value="3943.7" table:style-name="ce1">
            <text:p>3943.7</text:p>
          </table:table-cell>
          <table:table-cell office:value-type="float" office:value="688.2" table:style-name="ce1">
            <text:p>68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2" table:style-name="ce1">
            <text:p>735.2</text:p>
          </table:table-cell>
          <table:table-cell office:value-type="float" office:value="2167.8000000000002" table:style-name="ce1">
            <text:p>2167.8</text:p>
          </table:table-cell>
          <table:table-cell office:value-type="float" office:value="-1" table:style-name="ce1">
            <text:p>-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214.4" table:style-name="ce1">
            <text:p>214.4</text:p>
          </table:table-cell>
          <table:table-cell table:number-columns-repeated="1636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3.6000000000004" table:style-name="ce1">
            <text:p>4593.6</text:p>
          </table:table-cell>
          <table:table-cell office:value-type="float" office:value="3905.5" table:style-name="ce1">
            <text:p>3905.5</text:p>
          </table:table-cell>
          <table:table-cell office:value-type="float" office:value="688.1" table:style-name="ce1">
            <text:p>68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" table:style-name="ce1">
            <text:p>735</text:p>
          </table:table-cell>
          <table:table-cell office:value-type="float" office:value="2206" table:style-name="ce1">
            <text:p>2206</text:p>
          </table:table-cell>
          <table:table-cell office:value-type="float" office:value="-1" table:style-name="ce1">
            <text:p>-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213.9" table:style-name="ce1">
            <text:p>213.9</text:p>
          </table:table-cell>
          <table:table-cell table:number-columns-repeated="1636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4.6000000000004" table:style-name="ce1">
            <text:p>4564.6</text:p>
          </table:table-cell>
          <table:table-cell office:value-type="float" office:value="3876.7" table:style-name="ce1">
            <text:p>3876.7</text:p>
          </table:table-cell>
          <table:table-cell office:value-type="float" office:value="688" table:style-name="ce1">
            <text:p>68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" table:style-name="ce1">
            <text:p>737</text:p>
          </table:table-cell>
          <table:table-cell office:value-type="float" office:value="2233.4" table:style-name="ce1">
            <text:p>2233.4</text:p>
          </table:table-cell>
          <table:table-cell office:value-type="float" office:value="-1" table:style-name="ce1">
            <text:p>-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214.5" table:style-name="ce1">
            <text:p>214.5</text:p>
          </table:table-cell>
          <table:table-cell table:number-columns-repeated="1636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9.8999999999996" table:style-name="ce1">
            <text:p>4589.9</text:p>
          </table:table-cell>
          <table:table-cell office:value-type="float" office:value="3902.2" table:style-name="ce1">
            <text:p>3902.2</text:p>
          </table:table-cell>
          <table:table-cell office:value-type="float" office:value="687.7" table:style-name="ce1">
            <text:p>687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8" table:style-name="ce1">
            <text:p>735.8</text:p>
          </table:table-cell>
          <table:table-cell office:value-type="float" office:value="2208.6" table:style-name="ce1">
            <text:p>2208.6</text:p>
          </table:table-cell>
          <table:table-cell office:value-type="float" office:value="-1" table:style-name="ce1">
            <text:p>-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214.2" table:style-name="ce1">
            <text:p>214.2</text:p>
          </table:table-cell>
          <table:table-cell table:number-columns-repeated="1636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7.3999999999996" table:style-name="ce1">
            <text:p>4587.4</text:p>
          </table:table-cell>
          <table:table-cell office:value-type="float" office:value="3899.7" table:style-name="ce1">
            <text:p>3899.7</text:p>
          </table:table-cell>
          <table:table-cell office:value-type="float" office:value="687.7" table:style-name="ce1">
            <text:p>687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.1" table:style-name="ce1">
            <text:p>734.1</text:p>
          </table:table-cell>
          <table:table-cell office:value-type="float" office:value="2210.4" table:style-name="ce1">
            <text:p>2210.4</text:p>
          </table:table-cell>
          <table:table-cell office:value-type="float" office:value="-1" table:style-name="ce1">
            <text:p>-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table:number-columns-repeated="1636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8.8" table:style-name="ce1">
            <text:p>4598.8</text:p>
          </table:table-cell>
          <table:table-cell office:value-type="float" office:value="3911" table:style-name="ce1">
            <text:p>3911</text:p>
          </table:table-cell>
          <table:table-cell office:value-type="float" office:value="687.7" table:style-name="ce1">
            <text:p>687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.8" table:style-name="ce1">
            <text:p>721.8</text:p>
          </table:table-cell>
          <table:table-cell office:value-type="float" office:value="2200.6" table:style-name="ce1">
            <text:p>2200.6</text:p>
          </table:table-cell>
          <table:table-cell office:value-type="float" office:value="-1" table:style-name="ce1">
            <text:p>-1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212.9" table:style-name="ce1">
            <text:p>212.9</text:p>
          </table:table-cell>
          <table:table-cell table:number-columns-repeated="1636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28.1000000000004" table:style-name="ce1">
            <text:p>4628.1</text:p>
          </table:table-cell>
          <table:table-cell office:value-type="float" office:value="3940.3" table:style-name="ce1">
            <text:p>3940.3</text:p>
          </table:table-cell>
          <table:table-cell office:value-type="float" office:value="687.8" table:style-name="ce1">
            <text:p>68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2176.8000000000002" table:style-name="ce1">
            <text:p>2176.8</text:p>
          </table:table-cell>
          <table:table-cell office:value-type="float" office:value="-1" table:style-name="ce1">
            <text:p>-1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72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15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58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7237.4" table:style-name="ce1">
            <text:p>7237.4</text:p>
          </table:table-cell>
          <table:table-cell office:value-type="float" office:value="29.9" table:style-name="ce1">
            <text:p>29.9</text:p>
          </table:table-cell>
          <table:table-cell office:value-type="float" office:value="7237.4" table:style-name="ce1">
            <text:p>7237.4</text:p>
          </table:table-cell>
          <table:table-cell office:value-type="float" office:value="479.9" table:style-name="ce1">
            <text:p>479.9</text:p>
          </table:table-cell>
          <table:table-cell office:value-type="float" office:value="14474.8" table:style-name="ce1">
            <text:p>14474.8</text:p>
          </table:table-cell>
          <table:table-cell office:value-type="float" office:value="509.79999999999995" table:style-name="ce1">
            <text:p>509.8</text:p>
          </table:table-cell>
          <table:table-cell office:value-type="float" office:value="7267.2999999999993" table:style-name="ce1">
            <text:p>7267.3</text:p>
          </table:table-cell>
          <table:table-cell office:value-type="float" office:value="-7717.2999999999993" table:style-name="ce1">
            <text:p>-7717.3</text:p>
          </table:table-cell>
          <table:table-cell table:number-columns-repeated="16375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3914" table:style-name="ce1">
            <text:p>3914</text:p>
          </table:table-cell>
          <table:table-cell office:value-type="float" office:value="12.9" table:style-name="ce1">
            <text:p>12.9</text:p>
          </table:table-cell>
          <table:table-cell office:value-type="float" office:value="3914" table:style-name="ce1">
            <text:p>3914</text:p>
          </table:table-cell>
          <table:table-cell office:value-type="float" office:value="586.1" table:style-name="ce1">
            <text:p>586.1</text:p>
          </table:table-cell>
          <table:table-cell office:value-type="float" office:value="7828" table:style-name="ce1">
            <text:p>7828</text:p>
          </table:table-cell>
          <table:table-cell office:value-type="float" office:value="599" table:style-name="ce1">
            <text:p>599</text:p>
          </table:table-cell>
          <table:table-cell office:value-type="float" office:value="3926.9" table:style-name="ce1">
            <text:p>3926.9</text:p>
          </table:table-cell>
          <table:table-cell office:value-type="float" office:value="-4500.1000000000004" table:style-name="ce1">
            <text:p>-4500.1</text:p>
          </table:table-cell>
          <table:table-cell table:number-columns-repeated="16375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881.8" table:style-name="ce1">
            <text:p>881.8</text:p>
          </table:table-cell>
          <table:table-cell office:value-type="float" office:value="12.1" table:style-name="ce1">
            <text:p>12.1</text:p>
          </table:table-cell>
          <table:table-cell office:value-type="float" office:value="881.8" table:style-name="ce1">
            <text:p>881.8</text:p>
          </table:table-cell>
          <table:table-cell office:value-type="float" office:value="327" table:style-name="ce1">
            <text:p>327</text:p>
          </table:table-cell>
          <table:table-cell office:value-type="float" office:value="1763.6" table:style-name="ce1">
            <text:p>1763.6</text:p>
          </table:table-cell>
          <table:table-cell office:value-type="float" office:value="339.1" table:style-name="ce1">
            <text:p>339.1</text:p>
          </table:table-cell>
          <table:table-cell office:value-type="float" office:value="893.9" table:style-name="ce1">
            <text:p>893.9</text:p>
          </table:table-cell>
          <table:table-cell office:value-type="float" office:value="-1208.8" table:style-name="ce1">
            <text:p>-1208.8</text:p>
          </table:table-cell>
          <table:table-cell table:number-columns-repeated="16375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3455.3" table:style-name="ce1">
            <text:p>3455.3</text:p>
          </table:table-cell>
          <table:table-cell office:value-type="float" office:value="12.3" table:style-name="ce1">
            <text:p>12.3</text:p>
          </table:table-cell>
          <table:table-cell office:value-type="float" office:value="3455.3" table:style-name="ce1">
            <text:p>3455.3</text:p>
          </table:table-cell>
          <table:table-cell office:value-type="float" office:value="338" table:style-name="ce1">
            <text:p>338</text:p>
          </table:table-cell>
          <table:table-cell office:value-type="float" office:value="6910.6" table:style-name="ce1">
            <text:p>6910.6</text:p>
          </table:table-cell>
          <table:table-cell office:value-type="float" office:value="350.3" table:style-name="ce1">
            <text:p>350.3</text:p>
          </table:table-cell>
          <table:table-cell office:value-type="float" office:value="3467.6000000000004" table:style-name="ce1">
            <text:p>3467.6</text:p>
          </table:table-cell>
          <table:table-cell office:value-type="float" office:value="-3793.3" table:style-name="ce1">
            <text:p>-3793.3</text:p>
          </table:table-cell>
          <table:table-cell table:number-columns-repeated="16375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9961.9" table:style-name="ce1">
            <text:p>9961.9</text:p>
          </table:table-cell>
          <table:table-cell office:value-type="float" office:value="15.6" table:style-name="ce1">
            <text:p>15.6</text:p>
          </table:table-cell>
          <table:table-cell office:value-type="float" office:value="9961.9" table:style-name="ce1">
            <text:p>9961.9</text:p>
          </table:table-cell>
          <table:table-cell office:value-type="float" office:value="564.6" table:style-name="ce1">
            <text:p>564.6</text:p>
          </table:table-cell>
          <table:table-cell office:value-type="float" office:value="19923.8" table:style-name="ce1">
            <text:p>19923.8</text:p>
          </table:table-cell>
          <table:table-cell office:value-type="float" office:value="580.20000000000005" table:style-name="ce1">
            <text:p>580.2</text:p>
          </table:table-cell>
          <table:table-cell office:value-type="float" office:value="9977.5" table:style-name="ce1">
            <text:p>9977.5</text:p>
          </table:table-cell>
          <table:table-cell office:value-type="float" office:value="-10526.5" table:style-name="ce1">
            <text:p>-10526.5</text:p>
          </table:table-cell>
          <table:table-cell table:number-columns-repeated="16375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1556.7" table:style-name="ce1">
            <text:p>1556.7</text:p>
          </table:table-cell>
          <table:table-cell office:value-type="float" office:value="10.4" table:style-name="ce1">
            <text:p>10.4</text:p>
          </table:table-cell>
          <table:table-cell office:value-type="float" office:value="1556.7" table:style-name="ce1">
            <text:p>1556.7</text:p>
          </table:table-cell>
          <table:table-cell office:value-type="float" office:value="310.7" table:style-name="ce1">
            <text:p>310.7</text:p>
          </table:table-cell>
          <table:table-cell office:value-type="float" office:value="3113.4" table:style-name="ce1">
            <text:p>3113.4</text:p>
          </table:table-cell>
          <table:table-cell office:value-type="float" office:value="321.09999999999997" table:style-name="ce1">
            <text:p>321.1</text:p>
          </table:table-cell>
          <table:table-cell office:value-type="float" office:value="1567.1000000000001" table:style-name="ce1">
            <text:p>1567.1</text:p>
          </table:table-cell>
          <table:table-cell office:value-type="float" office:value="-1867.4" table:style-name="ce1">
            <text:p>-1867.4</text:p>
          </table:table-cell>
          <table:table-cell table:number-columns-repeated="16375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3771.8" table:style-name="ce1">
            <text:p>3771.8</text:p>
          </table:table-cell>
          <table:table-cell office:value-type="float" office:value="15.6" table:style-name="ce1">
            <text:p>15.6</text:p>
          </table:table-cell>
          <table:table-cell office:value-type="float" office:value="3771.8" table:style-name="ce1">
            <text:p>3771.8</text:p>
          </table:table-cell>
          <table:table-cell office:value-type="float" office:value="344.9" table:style-name="ce1">
            <text:p>344.9</text:p>
          </table:table-cell>
          <table:table-cell office:value-type="float" office:value="7543.6" table:style-name="ce1">
            <text:p>7543.6</text:p>
          </table:table-cell>
          <table:table-cell office:value-type="float" office:value="360.5" table:style-name="ce1">
            <text:p>360.5</text:p>
          </table:table-cell>
          <table:table-cell office:value-type="float" office:value="3787.4" table:style-name="ce1">
            <text:p>3787.4</text:p>
          </table:table-cell>
          <table:table-cell office:value-type="float" office:value="-4116.7" table:style-name="ce1">
            <text:p>-4116.7</text:p>
          </table:table-cell>
          <table:table-cell table:number-columns-repeated="16375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5695.1" table:style-name="ce1">
            <text:p>5695.1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5695.1" table:style-name="ce1">
            <text:p>5695.1</text:p>
          </table:table-cell>
          <table:table-cell office:value-type="float" office:value="383.5" table:style-name="ce1">
            <text:p>383.5</text:p>
          </table:table-cell>
          <table:table-cell office:value-type="float" office:value="11390.2" table:style-name="ce1">
            <text:p>11390.2</text:p>
          </table:table-cell>
          <table:table-cell office:value-type="float" office:value="400.9" table:style-name="ce1">
            <text:p>400.9</text:p>
          </table:table-cell>
          <table:table-cell office:value-type="float" office:value="5712.5" table:style-name="ce1">
            <text:p>5712.5</text:p>
          </table:table-cell>
          <table:table-cell office:value-type="float" office:value="-6078.6" table:style-name="ce1">
            <text:p>-6078.6</text:p>
          </table:table-cell>
          <table:table-cell table:number-columns-repeated="16375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4558.5" table:style-name="ce1">
            <text:p>4558.5</text:p>
          </table:table-cell>
          <table:table-cell office:value-type="float" office:value="20.8" table:style-name="ce1">
            <text:p>20.8</text:p>
          </table:table-cell>
          <table:table-cell office:value-type="float" office:value="4558.5" table:style-name="ce1">
            <text:p>4558.5</text:p>
          </table:table-cell>
          <table:table-cell office:value-type="float" office:value="417.3" table:style-name="ce1">
            <text:p>417.3</text:p>
          </table:table-cell>
          <table:table-cell office:value-type="float" office:value="9117" table:style-name="ce1">
            <text:p>9117</text:p>
          </table:table-cell>
          <table:table-cell office:value-type="float" office:value="438.1" table:style-name="ce1">
            <text:p>438.1</text:p>
          </table:table-cell>
          <table:table-cell office:value-type="float" office:value="4579.3" table:style-name="ce1">
            <text:p>4579.3</text:p>
          </table:table-cell>
          <table:table-cell office:value-type="float" office:value="-4975.8" table:style-name="ce1">
            <text:p>-4975.8</text:p>
          </table:table-cell>
          <table:table-cell table:number-columns-repeated="16375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2584.3000000000002" table:style-name="ce1">
            <text:p>2584.3</text:p>
          </table:table-cell>
          <table:table-cell office:value-type="float" office:value="14.4" table:style-name="ce1">
            <text:p>14.4</text:p>
          </table:table-cell>
          <table:table-cell office:value-type="float" office:value="2584.3000000000002" table:style-name="ce1">
            <text:p>2584.3</text:p>
          </table:table-cell>
          <table:table-cell office:value-type="float" office:value="240.6" table:style-name="ce1">
            <text:p>240.6</text:p>
          </table:table-cell>
          <table:table-cell office:value-type="float" office:value="5168.6000000000004" table:style-name="ce1">
            <text:p>5168.6</text:p>
          </table:table-cell>
          <table:table-cell office:value-type="float" office:value="255" table:style-name="ce1">
            <text:p>255</text:p>
          </table:table-cell>
          <table:table-cell office:value-type="float" office:value="2598.7000000000003" table:style-name="ce1">
            <text:p>2598.7</text:p>
          </table:table-cell>
          <table:table-cell office:value-type="float" office:value="-2824.9" table:style-name="ce1">
            <text:p>-2824.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965.1636363636367" table:formula="msoxl:=AVERAGE(B2:B12)" table:style-name="ce8">
            <text:p>3965.2</text:p>
          </table:table-cell>
          <table:table-cell office:value-type="float" office:value="14.709090909090911" table:formula="msoxl:=AVERAGE(C2:C12)" table:style-name="ce8">
            <text:p>14.7</text:p>
          </table:table-cell>
          <table:table-cell office:value-type="float" office:value="3965.1636363636367" table:formula="msoxl:=AVERAGE(D2:D12)" table:style-name="ce8">
            <text:p>3965.2</text:p>
          </table:table-cell>
          <table:table-cell office:value-type="float" office:value="362.9818181818182" table:formula="msoxl:=AVERAGE(E2:E12)" table:style-name="ce8">
            <text:p>363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908.6730178613402" table:formula="msoxl:=IF(B14=0,0,MAX(SUMPRODUCT(B2:B12,B2:B12)/SUM(B2:B12)-B14,0))" table:style-name="ce8">
            <text:p>1908.7</text:p>
          </table:table-cell>
          <table:table-cell office:value-type="float" office:value="3.1890549499943752" table:formula="msoxl:=IF(C14=0,0,MAX(SUMPRODUCT(C2:C12,C2:C12)/SUM(C2:C12)-C14,0))" table:style-name="ce8">
            <text:p>3.2</text:p>
          </table:table-cell>
          <table:table-cell office:value-type="float" office:value="1908.6730178613402" table:formula="msoxl:=IF(D14=0,0,MAX(SUMPRODUCT(D2:D12,D2:D12)/SUM(D2:D12)-D14,0))" table:style-name="ce8">
            <text:p>1908.7</text:p>
          </table:table-cell>
          <table:table-cell office:value-type="float" office:value="64.876782299047363" table:formula="msoxl:=IF(E14=0,0,MAX(SUMPRODUCT(E2:E12,E2:E12)/SUM(E2:E12)-E14,0))" table:style-name="ce8">
            <text:p>64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88.0633457750223" table:formula="msoxl:=ABS(MAX(B2:B12)-B14-B15)" table:style-name="ce8">
            <text:p>4088.1</text:p>
          </table:table-cell>
          <table:table-cell office:value-type="float" office:value="12.001854140914713" table:formula="msoxl:=ABS(MAX(C2:C12)-C14-C15)" table:style-name="ce8">
            <text:p>12.0</text:p>
          </table:table-cell>
          <table:table-cell office:value-type="float" office:value="4088.0633457750223" table:formula="msoxl:=ABS(MAX(D2:D12)-D14-D15)" table:style-name="ce8">
            <text:p>4088.1</text:p>
          </table:table-cell>
          <table:table-cell office:value-type="float" office:value="158.24139951913446" table:formula="msoxl:=ABS(MAX(E2:E12)-E14-E15)" table:style-name="ce8">
            <text:p>158.2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72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15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24602.3" table:style-name="ce1">
            <text:p>24602.3</text:p>
          </table:table-cell>
          <table:table-cell office:value-type="float" office:value="178.6" table:style-name="ce1">
            <text:p>178.6</text:p>
          </table:table-cell>
          <table:table-cell office:value-type="float" office:value="24602.3" table:style-name="ce1">
            <text:p>24602.3</text:p>
          </table:table-cell>
          <table:table-cell office:value-type="float" office:value="413.3" table:style-name="ce1">
            <text:p>413.3</text:p>
          </table:table-cell>
          <table:table-cell table:number-columns-repeated="16379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14175.9" table:style-name="ce1">
            <text:p>14175.9</text:p>
          </table:table-cell>
          <table:table-cell office:value-type="float" office:value="167.1" table:style-name="ce1">
            <text:p>167.1</text:p>
          </table:table-cell>
          <table:table-cell office:value-type="float" office:value="14175.9" table:style-name="ce1">
            <text:p>14175.9</text:p>
          </table:table-cell>
          <table:table-cell office:value-type="float" office:value="431.2" table:style-name="ce1">
            <text:p>431.2</text:p>
          </table:table-cell>
          <table:table-cell table:number-columns-repeated="16379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3026.9" table:style-name="ce1">
            <text:p>3026.9</text:p>
          </table:table-cell>
          <table:table-cell office:value-type="float" office:value="110" table:style-name="ce1">
            <text:p>110</text:p>
          </table:table-cell>
          <table:table-cell office:value-type="float" office:value="3026.9" table:style-name="ce1">
            <text:p>3026.9</text:p>
          </table:table-cell>
          <table:table-cell office:value-type="float" office:value="255.6" table:style-name="ce1">
            <text:p>255.6</text:p>
          </table:table-cell>
          <table:table-cell table:number-columns-repeated="16379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12058.6" table:style-name="ce1">
            <text:p>12058.6</text:p>
          </table:table-cell>
          <table:table-cell office:value-type="float" office:value="104.7" table:style-name="ce1">
            <text:p>104.7</text:p>
          </table:table-cell>
          <table:table-cell office:value-type="float" office:value="12058.6" table:style-name="ce1">
            <text:p>12058.6</text:p>
          </table:table-cell>
          <table:table-cell office:value-type="float" office:value="258" table:style-name="ce1">
            <text:p>258</text:p>
          </table:table-cell>
          <table:table-cell table:number-columns-repeated="16379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35372.699999999997" table:style-name="ce1">
            <text:p>35372.7</text:p>
          </table:table-cell>
          <table:table-cell office:value-type="float" office:value="157.1" table:style-name="ce1">
            <text:p>157.1</text:p>
          </table:table-cell>
          <table:table-cell office:value-type="float" office:value="35372.699999999997" table:style-name="ce1">
            <text:p>35372.7</text:p>
          </table:table-cell>
          <table:table-cell office:value-type="float" office:value="423.8" table:style-name="ce1">
            <text:p>423.8</text:p>
          </table:table-cell>
          <table:table-cell table:number-columns-repeated="16379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5698.5" table:style-name="ce1">
            <text:p>5698.5</text:p>
          </table:table-cell>
          <table:table-cell office:value-type="float" office:value="99.3" table:style-name="ce1">
            <text:p>99.3</text:p>
          </table:table-cell>
          <table:table-cell office:value-type="float" office:value="5698.5" table:style-name="ce1">
            <text:p>5698.5</text:p>
          </table:table-cell>
          <table:table-cell office:value-type="float" office:value="236.5" table:style-name="ce1">
            <text:p>236.5</text:p>
          </table:table-cell>
          <table:table-cell table:number-columns-repeated="16379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13614.9" table:style-name="ce1">
            <text:p>13614.9</text:p>
          </table:table-cell>
          <table:table-cell office:value-type="float" office:value="111.2" table:style-name="ce1">
            <text:p>111.2</text:p>
          </table:table-cell>
          <table:table-cell office:value-type="float" office:value="13614.9" table:style-name="ce1">
            <text:p>13614.9</text:p>
          </table:table-cell>
          <table:table-cell office:value-type="float" office:value="270.10000000000002" table:style-name="ce1">
            <text:p>270.1</text:p>
          </table:table-cell>
          <table:table-cell table:number-columns-repeated="16379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20011.599999999999" table:style-name="ce1">
            <text:p>20011.6</text:p>
          </table:table-cell>
          <table:table-cell office:value-type="float" office:value="126.6" table:style-name="ce1">
            <text:p>126.6</text:p>
          </table:table-cell>
          <table:table-cell office:value-type="float" office:value="20011.599999999999" table:style-name="ce1">
            <text:p>20011.6</text:p>
          </table:table-cell>
          <table:table-cell office:value-type="float" office:value="301.60000000000002" table:style-name="ce1">
            <text:p>301.6</text:p>
          </table:table-cell>
          <table:table-cell table:number-columns-repeated="16379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15837.7" table:style-name="ce1">
            <text:p>15837.7</text:p>
          </table:table-cell>
          <table:table-cell office:value-type="float" office:value="142.19999999999999" table:style-name="ce1">
            <text:p>142.2</text:p>
          </table:table-cell>
          <table:table-cell office:value-type="float" office:value="15837.7" table:style-name="ce1">
            <text:p>15837.7</text:p>
          </table:table-cell>
          <table:table-cell office:value-type="float" office:value="329.6" table:style-name="ce1">
            <text:p>329.6</text:p>
          </table:table-cell>
          <table:table-cell table:number-columns-repeated="16379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8961" table:style-name="ce1">
            <text:p>8961</text:p>
          </table:table-cell>
          <table:table-cell office:value-type="float" office:value="91.2" table:style-name="ce1">
            <text:p>91.2</text:p>
          </table:table-cell>
          <table:table-cell office:value-type="float" office:value="8961" table:style-name="ce1">
            <text:p>8961</text:p>
          </table:table-cell>
          <table:table-cell office:value-type="float" office:value="195.7" table:style-name="ce1">
            <text:p>195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941.827272727272" table:formula="msoxl:=AVERAGE(B2:B12)" table:style-name="ce8">
            <text:p>13941.8</text:p>
          </table:table-cell>
          <table:table-cell office:value-type="float" office:value="117.59090909090909" table:formula="msoxl:=AVERAGE(C2:C12)" table:style-name="ce8">
            <text:p>117.6</text:p>
          </table:table-cell>
          <table:table-cell office:value-type="float" office:value="13941.827272727272" table:formula="msoxl:=AVERAGE(D2:D12)" table:style-name="ce8">
            <text:p>13941.8</text:p>
          </table:table-cell>
          <table:table-cell office:value-type="float" office:value="283.29999999999995" table:formula="msoxl:=AVERAGE(E2:E12)" table:style-name="ce8">
            <text:p>28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672.8174104073823" table:formula="msoxl:=IF(B14=0,0,MAX(SUMPRODUCT(B2:B12,B2:B12)/SUM(B2:B12)-B14,0))" table:style-name="ce8">
            <text:p>6672.8</text:p>
          </table:table-cell>
          <table:table-cell office:value-type="float" office:value="17.225395509013595" table:formula="msoxl:=IF(C14=0,0,MAX(SUMPRODUCT(C2:C12,C2:C12)/SUM(C2:C12)-C14,0))" table:style-name="ce8">
            <text:p>17.2</text:p>
          </table:table-cell>
          <table:table-cell office:value-type="float" office:value="6672.8174104073823" table:formula="msoxl:=IF(D14=0,0,MAX(SUMPRODUCT(D2:D12,D2:D12)/SUM(D2:D12)-D14,0))" table:style-name="ce8">
            <text:p>6672.8</text:p>
          </table:table-cell>
          <table:table-cell office:value-type="float" office:value="48.836318711292336" table:formula="msoxl:=IF(E14=0,0,MAX(SUMPRODUCT(E2:E12,E2:E12)/SUM(E2:E12)-E14,0))" table:style-name="ce8">
            <text:p>4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758.055316865344" table:formula="msoxl:=ABS(MAX(B2:B12)-B14-B15)" table:style-name="ce8">
            <text:p>14758.1</text:p>
          </table:table-cell>
          <table:table-cell office:value-type="float" office:value="43.783695400077306" table:formula="msoxl:=ABS(MAX(C2:C12)-C14-C15)" table:style-name="ce8">
            <text:p>43.8</text:p>
          </table:table-cell>
          <table:table-cell office:value-type="float" office:value="14758.055316865344" table:formula="msoxl:=ABS(MAX(D2:D12)-D14-D15)" table:style-name="ce8">
            <text:p>14758.1</text:p>
          </table:table-cell>
          <table:table-cell office:value-type="float" office:value="99.063681288707699" table:formula="msoxl:=ABS(MAX(E2:E12)-E14-E15)" table:style-name="ce8">
            <text:p>99.1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72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15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58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8650.799999999999" table:style-name="ce1">
            <text:p>2865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4" table:style-name="ce1">
            <text:p>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6401.5" table:style-name="ce1">
            <text:p>1640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9" table:style-name="ce1">
            <text:p>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4203.7" table:style-name="ce1">
            <text:p>420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4083.6" table:style-name="ce1">
            <text:p>1408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8" table:style-name="ce1">
            <text:p>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39984.199999999997" table:style-name="ce1">
            <text:p>3998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6907.4" table:style-name="ce1">
            <text:p>690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9" table:style-name="ce1">
            <text:p>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5392.9" table:style-name="ce1">
            <text:p>1539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1735.9" table:style-name="ce1">
            <text:p>2173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7136.099999999999" table:style-name="ce1">
            <text:p>1713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1" table:style-name="ce1">
            <text:p>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15.4" table:style-name="ce1">
            <text:p>1031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72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15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1" table:style-name="ce1">
            <text:p>341</text:p>
          </table:table-cell>
          <table:table-cell office:value-type="float" office:value="-1" table:style-name="ce1">
            <text:p>-1</text:p>
          </table:table-cell>
          <table:table-cell office:value-type="float" office:value="6578" table:style-name="ce1">
            <text:p>6578</text:p>
          </table:table-cell>
          <table:table-cell office:value-type="float" office:value="452" table:style-name="ce1">
            <text:p>452</text:p>
          </table:table-cell>
          <table:table-cell office:value-type="float" office:value="-1" table:style-name="ce1">
            <text:p>-1</text:p>
          </table:table-cell>
          <table:table-cell office:value-type="float" office:value="189794" table:style-name="ce1">
            <text:p>1897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table:number-columns-repeated="16346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" table:style-name="ce1">
            <text:p>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1" table:style-name="ce1">
            <text:p>1211</text:p>
          </table:table-cell>
          <table:table-cell office:value-type="float" office:value="0" table:style-name="ce1">
            <text:p>0</text:p>
          </table:table-cell>
          <table:table-cell office:value-type="float" office:value="-5244" table:style-name="ce1">
            <text:p>-5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9795" table:style-name="ce1">
            <text:p>-189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6" table:style-name="ce1">
            <text:p>3346</text:p>
          </table:table-cell>
          <table:table-cell office:value-type="float" office:value="0" table:style-name="ce1">
            <text:p>0</text:p>
          </table:table-cell>
          <table:table-cell office:value-type="float" office:value="8638" table:style-name="ce1">
            <text:p>8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97" table:style-name="ce1">
            <text:p>4297</text:p>
          </table:table-cell>
          <table:table-cell office:value-type="float" office:value="0" table:style-name="ce1">
            <text:p>0</text:p>
          </table:table-cell>
          <table:table-cell office:value-type="float" office:value="-174" table:style-name="ce1">
            <text:p>-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067" table:style-name="ce1">
            <text:p>-9067</text:p>
          </table:table-cell>
          <table:table-cell office:value-type="float" office:value="0" table:style-name="ce1">
            <text:p>0</text:p>
          </table:table-cell>
          <table:table-cell office:value-type="float" office:value="-3733" table:style-name="ce1">
            <text:p>-3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table:number-columns-repeated="16346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848" table:style-name="ce1">
            <text:p>2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3" table:style-name="ce1">
            <text:p>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6" table:style-name="ce1">
            <text:p>376</text:p>
          </table:table-cell>
          <table:table-cell office:value-type="float" office:value="0" table:style-name="ce1">
            <text:p>0</text:p>
          </table:table-cell>
          <table:table-cell office:value-type="float" office:value="-3427" table:style-name="ce1">
            <text:p>-34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1270" table:style-name="ce1">
            <text:p>1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66" table:style-name="ce1">
            <text:p>66</text:p>
          </table:table-cell>
          <table:table-cell table:number-columns-repeated="16346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" table:style-name="ce1">
            <text:p>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-1968" table:style-name="ce1">
            <text:p>-1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3" table:style-name="ce1">
            <text:p>-23</text:p>
          </table:table-cell>
          <table:table-cell table:number-columns-repeated="16346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-1310" table:style-name="ce1">
            <text:p>-1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9" table:style-name="ce1">
            <text:p>-9</text:p>
          </table:table-cell>
          <table:table-cell table:number-columns-repeated="16346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3957" table:style-name="ce1">
            <text:p>3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number-rows-repeated="1048564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1M40.000S" table:style-name="ce9">
            <text:p>11:01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1M40.000S" table:style-name="ce10">
            <text:p>11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2M10.000S" table:style-name="ce9">
            <text:p>11:02:1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2M10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2M40.000S" table:style-name="ce9">
            <text:p>11:02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2M40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M10.000S" table:style-name="ce9">
            <text:p>11:03:1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3M10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3M40.000S" table:style-name="ce9">
            <text:p>11:03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3M40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4M10.000S" table:style-name="ce9">
            <text:p>11:04:1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4M10.000S" table:style-name="ce10">
            <text:p>11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4M40.000S" table:style-name="ce9">
            <text:p>11:04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4M40.000S" table:style-name="ce10">
            <text:p>11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5M10.000S" table:style-name="ce9">
            <text:p>11:05:1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5M10.000S" table:style-name="ce10">
            <text:p>11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1H5M40.000S" table:style-name="ce9">
            <text:p>11:05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5M40.000S" table:style-name="ce10">
            <text:p>11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1H6M10.000S" table:style-name="ce9">
            <text:p>11:06:1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6M10.000S" table:style-name="ce10">
            <text:p>11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1H6M40.000S" table:style-name="ce9">
            <text:p>11:06:40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1H6M40.000S" table:style-name="ce10">
            <text:p>11:06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72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1.4" table:style-name="ce1">
            <text:p>11.4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86.2" table:style-name="ce1">
            <text:p>86.2</text:p>
          </table:table-cell>
          <table:table-cell office:value-type="float" office:value="13.4" table:style-name="ce1">
            <text:p>13.4</text:p>
          </table:table-cell>
          <table:table-cell table:number-columns-repeated="1637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69.2" table:style-name="ce1">
            <text:p>69.2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19.3" table:style-name="ce1">
            <text:p>19.3</text:p>
          </table:table-cell>
          <table:table-cell office:value-type="float" office:value="80.7" table:style-name="ce1">
            <text:p>80.7</text:p>
          </table:table-cell>
          <table:table-cell table:number-columns-repeated="1637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60" table:style-name="ce1">
            <text:p>60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9.6" table:style-name="ce1">
            <text:p>29.6</text:p>
          </table:table-cell>
          <table:table-cell office:value-type="float" office:value="70.400000000000006" table:style-name="ce1">
            <text:p>70.4</text:p>
          </table:table-cell>
          <table:table-cell table:number-columns-repeated="1637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47.3" table:style-name="ce1">
            <text:p>47.3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199999999999989" table:style-name="ce1">
            <text:p>75.2</text:p>
          </table:table-cell>
          <table:table-cell table:number-columns-repeated="1637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5.8" table:style-name="ce1">
            <text:p>5.8</text:p>
          </table:table-cell>
          <table:table-cell office:value-type="float" office:value="94.2" table:style-name="ce1">
            <text:p>94.2</text:p>
          </table:table-cell>
          <table:table-cell table:number-columns-repeated="1637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41.7" table:style-name="ce1">
            <text:p>41.7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6.1" table:style-name="ce1">
            <text:p>6.1</text:p>
          </table:table-cell>
          <table:table-cell office:value-type="float" office:value="0.2" table:style-name="ce1">
            <text:p>0.2</text:p>
          </table:table-cell>
          <table:table-cell office:value-type="float" office:value="20.8" table:style-name="ce1">
            <text:p>20.8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62" table:style-name="ce1">
            <text:p>62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76.900000000000006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8.3" table:style-name="ce1">
            <text:p>58.3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48.1" table:style-name="ce1">
            <text:p>48.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47.1" table:style-name="ce1">
            <text:p>47.1</text:p>
          </table:table-cell>
          <table:table-cell office:value-type="float" office:value="52.800000000000004" table:style-name="ce1">
            <text:p>52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081818181818178" table:style-name="ce1">
            <text:p>56.08181818</text:p>
          </table:table-cell>
          <table:table-cell office:value-type="float" office:value="10.272727272727273" table:style-name="ce1">
            <text:p>10.27272727</text:p>
          </table:table-cell>
          <table:table-cell office:value-type="float" office:value="5.4545454545454557E-2" table:style-name="ce1">
            <text:p>0.054545455</text:p>
          </table:table-cell>
          <table:table-cell office:value-type="float" office:value="33.581818181818186" table:style-name="ce1">
            <text:p>33.58181818</text:p>
          </table:table-cell>
          <table:table-cell office:value-type="float" office:value="66.354545454545445" table:style-name="ce1">
            <text:p>66.35454545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72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1.7" table:style-name="ce1">
            <text:p>11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7" table:style-name="ce1">
            <text:p>0.7</text:p>
          </table:table-cell>
          <table:table-cell office:value-type="float" office:value="85.4" table:style-name="ce1">
            <text:p>85.4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71" table:style-name="ce1">
            <text:p>71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17.7" table:style-name="ce1">
            <text:p>17.7</text:p>
          </table:table-cell>
          <table:table-cell office:value-type="float" office:value="82.3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65.8" table:style-name="ce1">
            <text:p>65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.5</text:p>
          </table:table-cell>
          <table:table-cell office:value-type="float" office:value="75.599999999999994" table:style-name="ce1">
            <text:p>75.6</text:p>
          </table:table-cell>
          <table:table-cell table:number-columns-repeated="1637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49.2" table:style-name="ce1">
            <text:p>49.2</text:p>
          </table:table-cell>
          <table:table-cell office:value-type="float" office:value="15.4" table:style-name="ce1">
            <text:p>15.4</text:p>
          </table:table-cell>
          <table:table-cell office:value-type="float" office:value="0.2" table:style-name="ce1">
            <text:p>0.2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64.600000000000009" table:style-name="ce1">
            <text:p>64.6</text:p>
          </table:table-cell>
          <table:table-cell table:number-columns-repeated="1637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68.8" table:style-name="ce1">
            <text:p>68.8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.8</text:p>
          </table:table-cell>
          <table:table-cell office:value-type="float" office:value="78.2" table:style-name="ce1">
            <text:p>78.2</text:p>
          </table:table-cell>
          <table:table-cell table:number-columns-repeated="1637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3" table:style-name="ce1">
            <text:p>73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42.1" table:style-name="ce1">
            <text:p>42.1</text:p>
          </table:table-cell>
          <table:table-cell office:value-type="float" office:value="14.3" table:style-name="ce1">
            <text:p>14.3</text:p>
          </table:table-cell>
          <table:table-cell office:value-type="float" office:value="0.4" table:style-name="ce1">
            <text:p>0.4</text:p>
          </table:table-cell>
          <table:table-cell office:value-type="float" office:value="43.2" table:style-name="ce1">
            <text:p>43.2</text:p>
          </table:table-cell>
          <table:table-cell office:value-type="float" office:value="56.400000000000006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2.7" table:style-name="ce1">
            <text:p>72.7</text:p>
          </table:table-cell>
          <table:table-cell office:value-type="float" office:value="6.9" table:style-name="ce1">
            <text:p>6.9</text:p>
          </table:table-cell>
          <table:table-cell office:value-type="float" office:value="0.1" table:style-name="ce1">
            <text:p>0.1</text:p>
          </table:table-cell>
          <table:table-cell office:value-type="float" office:value="20.3" table:style-name="ce1">
            <text:p>20.3</text:p>
          </table:table-cell>
          <table:table-cell office:value-type="float" office:value="79.600000000000009" table:style-name="ce1">
            <text:p>79.6</text:p>
          </table:table-cell>
          <table:table-cell table:number-columns-repeated="1637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59.6" table:style-name="ce1">
            <text:p>59.6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20.8" table:style-name="ce1">
            <text:p>20.8</text:p>
          </table:table-cell>
          <table:table-cell office:value-type="float" office:value="79.2" table:style-name="ce1">
            <text:p>79.2</text:p>
          </table:table-cell>
          <table:table-cell table:number-columns-repeated="1637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8.7" table:style-name="ce1">
            <text:p>58.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7" table:style-name="ce1">
            <text:p>69.7</text:p>
          </table:table-cell>
          <table:table-cell table:number-columns-repeated="1637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47.6" table:style-name="ce1">
            <text:p>47.6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47.8" table:style-name="ce1">
            <text:p>47.8</text:p>
          </table:table-cell>
          <table:table-cell office:value-type="float" office:value="52.1" table:style-name="ce1">
            <text:p>52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381818181818183" table:style-name="ce1">
            <text:p>56.38181818</text:p>
          </table:table-cell>
          <table:table-cell office:value-type="float" office:value="11.127272727272727" table:style-name="ce1">
            <text:p>11.12727273</text:p>
          </table:table-cell>
          <table:table-cell office:value-type="float" office:value="0.12727272727272726" table:style-name="ce1">
            <text:p>0.127272727</text:p>
          </table:table-cell>
          <table:table-cell office:value-type="float" office:value="32.372727272727282" table:style-name="ce1">
            <text:p>32.37272727</text:p>
          </table:table-cell>
          <table:table-cell office:value-type="float" office:value="67.509090909090915" table:style-name="ce1">
            <text:p>67.50909091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72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0" table:style-name="ce1">
            <text:p>10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float" office:value="87.7" table:style-name="ce1">
            <text:p>87.7</text:p>
          </table:table-cell>
          <table:table-cell office:value-type="float" office:value="11.9" table:style-name="ce1">
            <text:p>11.9</text:p>
          </table:table-cell>
          <table:table-cell table:number-columns-repeated="1637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79.900000000000006" table:style-name="ce1">
            <text:p>79.9</text:p>
          </table:table-cell>
          <table:table-cell table:number-columns-repeated="1637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60.5" table:style-name="ce1">
            <text:p>60.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70.5" table:style-name="ce1">
            <text:p>70.5</text:p>
          </table:table-cell>
          <table:table-cell table:number-columns-repeated="1637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51.3" table:style-name="ce1">
            <text:p>51.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61.3" table:style-name="ce1">
            <text:p>61.3</text:p>
          </table:table-cell>
          <table:table-cell table:number-columns-repeated="1637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66" table:style-name="ce1">
            <text:p>6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.1" table:style-name="ce1">
            <text:p>0.1</text:p>
          </table:table-cell>
          <table:table-cell office:value-type="float" office:value="24.7" table:style-name="ce1">
            <text:p>24.7</text:p>
          </table:table-cell>
          <table:table-cell office:value-type="float" office:value="75.2" table:style-name="ce1">
            <text:p>75.2</text:p>
          </table:table-cell>
          <table:table-cell table:number-columns-repeated="1637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899999999999991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43.7" table:style-name="ce1">
            <text:p>43.7</text:p>
          </table:table-cell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37.1" table:style-name="ce1">
            <text:p>37.1</text:p>
          </table:table-cell>
          <table:table-cell office:value-type="float" office:value="62.900000000000006" table:style-name="ce1">
            <text:p>62.9</text:p>
          </table:table-cell>
          <table:table-cell table:number-columns-repeated="1637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77.2" table:style-name="ce1">
            <text:p>77.2</text:p>
          </table:table-cell>
          <table:table-cell table:number-columns-repeated="1637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61.5" table:style-name="ce1">
            <text:p>61.5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9.7" table:style-name="ce1">
            <text:p>59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.5</text:p>
          </table:table-cell>
          <table:table-cell office:value-type="float" office:value="69.5" table:style-name="ce1">
            <text:p>69.5</text:p>
          </table:table-cell>
          <table:table-cell table:number-columns-repeated="1637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47.7" table:style-name="ce1">
            <text:p>47.7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46.9" table:style-name="ce1">
            <text:p>46.9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845454545454551" table:style-name="ce1">
            <text:p>55.84545455</text:p>
          </table:table-cell>
          <table:table-cell office:value-type="float" office:value="10.545454545454545" table:style-name="ce1">
            <text:p>10.54545455</text:p>
          </table:table-cell>
          <table:table-cell office:value-type="float" office:value="4.5454545454545456E-2" table:style-name="ce1">
            <text:p>0.045454545</text:p>
          </table:table-cell>
          <table:table-cell office:value-type="float" office:value="33.554545454545455" table:style-name="ce1">
            <text:p>33.55454545</text:p>
          </table:table-cell>
          <table:table-cell office:value-type="float" office:value="66.390909090909091" table:style-name="ce1">
            <text:p>66.39090909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72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1H1M40.000S" table:style-name="ce9">
            <text:p>11:01:40</text:p>
          </table:table-cell>
          <table:table-cell office:value-type="float" office:value="10.5" table:style-name="ce1">
            <text:p>10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87" table:style-name="ce1">
            <text:p>87</text:p>
          </table:table-cell>
          <table:table-cell office:value-type="float" office:value="12.7" table:style-name="ce1">
            <text:p>12.7</text:p>
          </table:table-cell>
          <table:table-cell table:number-columns-repeated="16378"/>
        </table:table-row>
        <table:table-row table:style-name="ro1">
          <table:table-cell office:value-type="time" office:time-value="PT984131H2M10.000S" table:style-name="ce9">
            <text:p>11:02:1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80.099999999999994" table:style-name="ce1">
            <text:p>80.1</text:p>
          </table:table-cell>
          <table:table-cell table:number-columns-repeated="16378"/>
        </table:table-row>
        <table:table-row table:style-name="ro1">
          <table:table-cell office:value-type="time" office:time-value="PT984131H2M40.000S" table:style-name="ce9">
            <text:p>11:02:40</text:p>
          </table:table-cell>
          <table:table-cell office:value-type="float" office:value="57.1" table:style-name="ce1">
            <text:p>57.1</text:p>
          </table:table-cell>
          <table:table-cell office:value-type="float" office:value="12.2" table:style-name="ce1">
            <text:p>12.2</text:p>
          </table:table-cell>
          <table:table-cell office:value-type="float" office:value="0.2" table:style-name="ce1">
            <text:p>0.2</text:p>
          </table:table-cell>
          <table:table-cell office:value-type="float" office:value="30.4" table:style-name="ce1">
            <text:p>30.4</text:p>
          </table:table-cell>
          <table:table-cell office:value-type="float" office:value="69.3" table:style-name="ce1">
            <text:p>69.3</text:p>
          </table:table-cell>
          <table:table-cell table:number-columns-repeated="16378"/>
        </table:table-row>
        <table:table-row table:style-name="ro1">
          <table:table-cell office:value-type="time" office:time-value="PT984131H3M10.000S" table:style-name="ce9">
            <text:p>11:03:10</text:p>
          </table:table-cell>
          <table:table-cell office:value-type="float" office:value="51" table:style-name="ce1">
            <text:p>51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64.599999999999994" table:style-name="ce1">
            <text:p>64.6</text:p>
          </table:table-cell>
          <table:table-cell table:number-columns-repeated="16378"/>
        </table:table-row>
        <table:table-row table:style-name="ro1">
          <table:table-cell office:value-type="time" office:time-value="PT984131H3M40.000S" table:style-name="ce9">
            <text:p>11:03:40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9.9" table:style-name="ce1">
            <text:p>9.9</text:p>
          </table:table-cell>
          <table:table-cell office:value-type="float" office:value="0.1" table:style-name="ce1">
            <text:p>0.1</text:p>
          </table:table-cell>
          <table:table-cell office:value-type="float" office:value="25.5" table:style-name="ce1">
            <text:p>25.5</text:p>
          </table:table-cell>
          <table:table-cell office:value-type="float" office:value="74.5" table:style-name="ce1">
            <text:p>74.5</text:p>
          </table:table-cell>
          <table:table-cell table:number-columns-repeated="16378"/>
        </table:table-row>
        <table:table-row table:style-name="ro1">
          <table:table-cell office:value-type="time" office:time-value="PT984131H4M10.000S" table:style-name="ce9">
            <text:p>11:04:10</text:p>
          </table:table-cell>
          <table:table-cell office:value-type="float" office:value="77.3" table:style-name="ce1">
            <text:p>77.3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699999999999989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4131H4M40.000S" table:style-name="ce9">
            <text:p>11:04:40</text:p>
          </table:table-cell>
          <table:table-cell office:value-type="float" office:value="41.1" table:style-name="ce1">
            <text:p>41.1</text:p>
          </table:table-cell>
          <table:table-cell office:value-type="float" office:value="15.2" table:style-name="ce1">
            <text:p>15.2</text:p>
          </table:table-cell>
          <table:table-cell office:value-type="float" office:value="0.1" table:style-name="ce1">
            <text:p>0.1</text:p>
          </table:table-cell>
          <table:table-cell office:value-type="float" office:value="43.6" table:style-name="ce1">
            <text:p>43.6</text:p>
          </table:table-cell>
          <table:table-cell office:value-type="float" office:value="56.3" table:style-name="ce1">
            <text:p>56.3</text:p>
          </table:table-cell>
          <table:table-cell table:number-columns-repeated="16378"/>
        </table:table-row>
        <table:table-row table:style-name="ro1">
          <table:table-cell office:value-type="time" office:time-value="PT984131H5M10.000S" table:style-name="ce9">
            <text:p>11:05:10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time" office:time-value="PT984131H5M40.000S" table:style-name="ce9">
            <text:p>11:05:40</text:p>
          </table:table-cell>
          <table:table-cell office:value-type="float" office:value="58.6" table:style-name="ce1">
            <text:p>58.6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.5" table:style-name="ce1">
            <text:p>0.5</text:p>
          </table:table-cell>
          <table:table-cell office:value-type="float" office:value="24.5" table:style-name="ce1">
            <text:p>24.5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time" office:time-value="PT984131H6M10.000S" table:style-name="ce9">
            <text:p>11:06:10</text:p>
          </table:table-cell>
          <table:table-cell office:value-type="float" office:value="59.8" table:style-name="ce1">
            <text:p>59.8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72.2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4131H6M40.000S" table:style-name="ce9">
            <text:p>11:06:40</text:p>
          </table:table-cell>
          <table:table-cell office:value-type="float" office:value="50.9" table:style-name="ce1">
            <text:p>50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44.7" table:style-name="ce1">
            <text:p>44.7</text:p>
          </table:table-cell>
          <table:table-cell office:value-type="float" office:value="55.3" table:style-name="ce1">
            <text:p>55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45454545454534" table:style-name="ce1">
            <text:p>55.64545455</text:p>
          </table:table-cell>
          <table:table-cell office:value-type="float" office:value="11.145454545454548" table:style-name="ce1">
            <text:p>11.14545455</text:p>
          </table:table-cell>
          <table:table-cell office:value-type="float" office:value="0.11818181818181818" table:style-name="ce1">
            <text:p>0.118181818</text:p>
          </table:table-cell>
          <table:table-cell office:value-type="float" office:value="33.090909090909093" table:style-name="ce1">
            <text:p>33.09090909</text:p>
          </table:table-cell>
          <table:table-cell office:value-type="float" office:value="66.790909090909096" table:style-name="ce1">
            <text:p>66.79090909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BUSY.B1:DISKBUSY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READ.B1:DISKREAD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WRITE.B1:DISKWRIT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XFER.B1:DISKXFER.E17" table:contains-header="false" table:orientation="column">
          <table:sort>
            <table:sort-by table:field-number="1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4-06T05:54:20Z</meta:creation-date>
    <dc:date>2012-04-06T05:54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2" chart:class="chart:line" chart:attached-axis="primary-y" chart:style-name="G0S0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2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2" chart:class="chart:line" chart:attached-axis="primary-y" chart:style-name="G0S0">
            <chart:data-point chart:repeated="11"/>
          </chart:series>
          <chart:series chart:label-cell-address="DISKBUSY.$C$1" chart:values-cell-range-address="DISKBUSY.$C$2:.$C$12" chart:class="chart:line" chart:attached-axis="primary-y" chart:style-name="G0S1">
            <chart:data-point chart:repeated="11"/>
          </chart:series>
          <chart:series chart:label-cell-address="DISKBUSY.$D$1" chart:values-cell-range-address="DISKBUSY.$D$2:.$D$12" chart:class="chart:line" chart:attached-axis="primary-y" chart:style-name="G0S2">
            <chart:data-point chart:repeated="11"/>
          </chart:series>
          <chart:series chart:label-cell-address="DISKBUSY.$E$1" chart:values-cell-range-address="DISKBUSY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4:.$E$14" chart:class="chart:bar" chart:attached-axis="primary-y" chart:style-name="G0S0">
            <chart:data-point chart:repeated="4"/>
          </chart:series>
          <chart:series chart:values-cell-range-address="DISKREAD.$B$15:.$E$15" chart:class="chart:bar" chart:attached-axis="primary-y" chart:style-name="G0S1">
            <chart:data-point chart:repeated="4"/>
          </chart:series>
          <chart:series chart:values-cell-range-address="DISKREAD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2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2" chart:class="chart:line" chart:attached-axis="primary-y" chart:style-name="G0S0">
            <chart:data-point chart:repeated="11"/>
          </chart:series>
          <chart:series chart:label-cell-address="DISKREAD.$C$1" chart:values-cell-range-address="DISKREAD.$C$2:.$C$12" chart:class="chart:line" chart:attached-axis="primary-y" chart:style-name="G0S1">
            <chart:data-point chart:repeated="11"/>
          </chart:series>
          <chart:series chart:label-cell-address="DISKREAD.$D$1" chart:values-cell-range-address="DISKREAD.$D$2:.$D$12" chart:class="chart:line" chart:attached-axis="primary-y" chart:style-name="G0S2">
            <chart:data-point chart:repeated="11"/>
          </chart:series>
          <chart:series chart:label-cell-address="DISKREAD.$E$1" chart:values-cell-range-address="DISKREAD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4:.$E$14" chart:class="chart:bar" chart:attached-axis="primary-y" chart:style-name="G0S0">
            <chart:data-point chart:repeated="4"/>
          </chart:series>
          <chart:series chart:values-cell-range-address="DISKWRITE.$B$15:.$E$15" chart:class="chart:bar" chart:attached-axis="primary-y" chart:style-name="G0S1">
            <chart:data-point chart:repeated="4"/>
          </chart:series>
          <chart:series chart:values-cell-range-address="DISKWRIT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2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2" chart:class="chart:line" chart:attached-axis="primary-y" chart:style-name="G0S0">
            <chart:data-point chart:repeated="11"/>
          </chart:series>
          <chart:series chart:label-cell-address="DISKWRITE.$C$1" chart:values-cell-range-address="DISKWRITE.$C$2:.$C$12" chart:class="chart:line" chart:attached-axis="primary-y" chart:style-name="G0S1">
            <chart:data-point chart:repeated="11"/>
          </chart:series>
          <chart:series chart:label-cell-address="DISKWRITE.$D$1" chart:values-cell-range-address="DISKWRITE.$D$2:.$D$12" chart:class="chart:line" chart:attached-axis="primary-y" chart:style-name="G0S2">
            <chart:data-point chart:repeated="11"/>
          </chart:series>
          <chart:series chart:label-cell-address="DISKWRITE.$E$1" chart:values-cell-range-address="DISKWRIT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4:.$E$14" chart:class="chart:bar" chart:attached-axis="primary-y" chart:style-name="G0S0">
            <chart:data-point chart:repeated="4"/>
          </chart:series>
          <chart:series chart:values-cell-range-address="DISKXFER.$B$15:.$E$15" chart:class="chart:bar" chart:attached-axis="primary-y" chart:style-name="G0S1">
            <chart:data-point chart:repeated="4"/>
          </chart:series>
          <chart:series chart:values-cell-range-address="DISKXFER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2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2" chart:class="chart:line" chart:attached-axis="primary-y" chart:style-name="G0S0">
            <chart:data-point chart:repeated="11"/>
          </chart:series>
          <chart:series chart:label-cell-address="DISKXFER.$C$1" chart:values-cell-range-address="DISKXFER.$C$2:.$C$12" chart:class="chart:line" chart:attached-axis="primary-y" chart:style-name="G0S1">
            <chart:data-point chart:repeated="11"/>
          </chart:series>
          <chart:series chart:label-cell-address="DISKXFER.$D$1" chart:values-cell-range-address="DISKXFER.$D$2:.$D$12" chart:class="chart:line" chart:attached-axis="primary-y" chart:style-name="G0S2">
            <chart:data-point chart:repeated="11"/>
          </chart:series>
          <chart:series chart:label-cell-address="DISKXFER.$E$1" chart:values-cell-range-address="DISKXFER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4" chart:values-cell-range-address="JFSFILE.$B$14:.$F$14" chart:class="chart:bar" chart:attached-axis="primary-y" chart:style-name="G0S0">
            <chart:data-point chart:repeated="5"/>
          </chart:series>
          <chart:series chart:label-cell-address="JFSFILE.$A$15" chart:values-cell-range-address="JFSFILE.$B$15:.$F$15" chart:class="chart:bar" chart:attached-axis="primary-y" chart:style-name="G0S1">
            <chart:data-point chart:repeated="5"/>
          </chart:series>
          <chart:series chart:label-cell-address="JFSFILE.$A$16" chart:values-cell-range-address="JFSFILE.$B$16:.$F$16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/>
          <chart:series chart:label-cell-address="MEM.$B$1" chart:values-cell-range-address="MEM.$B$2:.$B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B$1" chart:values-cell-range-address="CPU_ALL.$B$2:.$B$12" chart:class="chart:area" chart:attached-axis="primary-y" chart:style-name="G0S0">
            <chart:data-point chart:repeated="11"/>
          </chart:series>
          <chart:series chart:label-cell-address="CPU_ALL.$C$1" chart:values-cell-range-address="CPU_ALL.$C$2:.$C$12" chart:class="chart:area" chart:attached-axis="primary-y" chart:style-name="G0S1">
            <chart:data-point chart:repeated="11"/>
          </chart:series>
          <chart:series chart:label-cell-address="CPU_ALL.$D$1" chart:values-cell-range-address="CPU_ALL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I$1" chart:values-cell-range-address="NET.$I$2:.$I$12" chart:class="chart:area" chart:attached-axis="primary-y" chart:style-name="G0S1">
            <chart:data-point chart:repeated="11"/>
          </chart:series>
          <chart:series chart:label-cell-address="NET.$H$1" chart:values-cell-range-address="NET.$H$2:.$H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4" chart:values-cell-range-address="NET.$B$14:.$E$14" chart:class="chart:bar" chart:attached-axis="primary-y" chart:style-name="G0S0">
            <chart:data-point chart:repeated="4"/>
          </chart:series>
          <chart:series chart:label-cell-address="NET.$A$15" chart:values-cell-range-address="NET.$B$15:.$E$15" chart:class="chart:bar" chart:attached-axis="primary-y" chart:style-name="G0S1">
            <chart:data-point chart:repeated="4"/>
          </chart:series>
          <chart:series chart:label-cell-address="NET.$A$16" chart:values-cell-range-address="N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B$1" chart:values-cell-range-address="NET.$B$2:.$B$12" chart:class="chart:area" chart:attached-axis="primary-y" chart:style-name="G0S0">
            <chart:data-point chart:repeated="11"/>
          </chart:series>
          <chart:series chart:label-cell-address="NET.$C$1" chart:values-cell-range-address="NET.$C$2:.$C$12" chart:class="chart:area" chart:attached-axis="primary-y" chart:style-name="G0S1">
            <chart:data-point chart:repeated="11"/>
          </chart:series>
          <chart:series chart:label-cell-address="NET.$D$1" chart:values-cell-range-address="NET.$D$2:.$D$12" chart:class="chart:area" chart:attached-axis="primary-y" chart:style-name="G0S2">
            <chart:data-point chart:repeated="11"/>
          </chart:series>
          <chart:series chart:label-cell-address="NET.$E$1" chart:values-cell-range-address="NET.$E$2:.$E$12" chart:class="chart:area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4" chart:values-cell-range-address="NETPACKET.$B$14:.$E$14" chart:class="chart:bar" chart:attached-axis="primary-y" chart:style-name="G0S0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1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2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2" chart:class="chart:line" chart:attached-axis="primary-y" chart:style-name="G0S0">
            <chart:data-point chart:repeated="11"/>
          </chart:series>
          <chart:series chart:label-cell-address="NETPACKET.$C$1" chart:values-cell-range-address="NETPACKET.$C$2:.$C$12" chart:class="chart:line" chart:attached-axis="primary-y" chart:style-name="G0S1">
            <chart:data-point chart:repeated="11"/>
          </chart:series>
          <chart:series chart:label-cell-address="NETPACKET.$D$1" chart:values-cell-range-address="NETPACKET.$D$2:.$D$12" chart:class="chart:line" chart:attached-axis="primary-y" chart:style-name="G0S2">
            <chart:data-point chart:repeated="11"/>
          </chart:series>
          <chart:series chart:label-cell-address="NETPACKET.$E$1" chart:values-cell-range-address="NETPACKET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2" chart:class="chart:line" chart:attached-axis="primary-y" chart:style-name="G0S0">
            <chart:data-point chart:repeated="11"/>
          </chart:series>
          <chart:series chart:label-cell-address="PROC.$C$1" chart:values-cell-range-address="PROC.$C$2:.$C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2" chart:class="chart:line" chart:attached-axis="primary-y" chart:style-name="G0S0">
            <chart:data-point chart:repeated="11"/>
          </chart:series>
          <chart:series chart:values-cell-range-address="PROC.$E$2:.$E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2" chart:class="chart:line" chart:attached-axis="primary-y" chart:style-name="G0S0">
            <chart:data-point chart:repeated="11"/>
          </chart:series>
          <chart:series chart:values-cell-range-address="PROC.$I$2:.$I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H$1" chart:values-cell-range-address="VM.$H$2:.$H$12" chart:class="chart:area" chart:attached-axis="primary-y" chart:style-name="G0S0">
            <chart:data-point chart:repeated="11"/>
          </chart:series>
          <chart:series chart:label-cell-address="VM.$I$1" chart:values-cell-range-address="VM.$I$2:.$I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J$1" chart:values-cell-range-address="VM.$J$2:.$J$12" chart:class="chart:area" chart:attached-axis="primary-y" chart:style-name="G0S0">
            <chart:data-point chart:repeated="11"/>
          </chart:series>
          <chart:series chart:label-cell-address="VM.$K$1" chart:values-cell-range-address="VM.$K$2:.$K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G$1" chart:values-cell-range-address="CPU_ALL.$G$2:.$G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2"/>
          </chart:axis>
          <chart:axis chart:dimension="y" chart:name="primary-y" chart:style-name="Axs1"/>
          <chart:series chart:label-cell-address="CPU01.$B$1" chart:values-cell-range-address="CPU01.$B$2:.$B$12" chart:class="chart:area" chart:attached-axis="primary-y" chart:style-name="G0S0">
            <chart:data-point chart:repeated="11"/>
          </chart:series>
          <chart:series chart:label-cell-address="CPU01.$C$1" chart:values-cell-range-address="CPU01.$C$2:.$C$12" chart:class="chart:area" chart:attached-axis="primary-y" chart:style-name="G0S1">
            <chart:data-point chart:repeated="11"/>
          </chart:series>
          <chart:series chart:label-cell-address="CPU01.$D$1" chart:values-cell-range-address="CPU01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2"/>
          </chart:axis>
          <chart:axis chart:dimension="y" chart:name="primary-y" chart:style-name="Axs1"/>
          <chart:series chart:label-cell-address="CPU02.$B$1" chart:values-cell-range-address="CPU02.$B$2:.$B$12" chart:class="chart:area" chart:attached-axis="primary-y" chart:style-name="G0S0">
            <chart:data-point chart:repeated="11"/>
          </chart:series>
          <chart:series chart:label-cell-address="CPU02.$C$1" chart:values-cell-range-address="CPU02.$C$2:.$C$12" chart:class="chart:area" chart:attached-axis="primary-y" chart:style-name="G0S1">
            <chart:data-point chart:repeated="11"/>
          </chart:series>
          <chart:series chart:label-cell-address="CPU02.$D$1" chart:values-cell-range-address="CPU02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2"/>
          </chart:axis>
          <chart:axis chart:dimension="y" chart:name="primary-y" chart:style-name="Axs1"/>
          <chart:series chart:label-cell-address="CPU03.$B$1" chart:values-cell-range-address="CPU03.$B$2:.$B$12" chart:class="chart:area" chart:attached-axis="primary-y" chart:style-name="G0S0">
            <chart:data-point chart:repeated="11"/>
          </chart:series>
          <chart:series chart:label-cell-address="CPU03.$C$1" chart:values-cell-range-address="CPU03.$C$2:.$C$12" chart:class="chart:area" chart:attached-axis="primary-y" chart:style-name="G0S1">
            <chart:data-point chart:repeated="11"/>
          </chart:series>
          <chart:series chart:label-cell-address="CPU03.$D$1" chart:values-cell-range-address="CPU03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2"/>
          </chart:axis>
          <chart:axis chart:dimension="y" chart:name="primary-y" chart:style-name="Axs1"/>
          <chart:series chart:label-cell-address="CPU04.$B$1" chart:values-cell-range-address="CPU04.$B$2:.$B$12" chart:class="chart:area" chart:attached-axis="primary-y" chart:style-name="G0S0">
            <chart:data-point chart:repeated="11"/>
          </chart:series>
          <chart:series chart:label-cell-address="CPU04.$C$1" chart:values-cell-range-address="CPU04.$C$2:.$C$12" chart:class="chart:area" chart:attached-axis="primary-y" chart:style-name="G0S1">
            <chart:data-point chart:repeated="11"/>
          </chart:series>
          <chart:series chart:label-cell-address="CPU04.$D$1" chart:values-cell-range-address="CPU04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2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2" chart:class="chart:area" chart:attached-axis="primary-y" chart:style-name="G0S0">
            <chart:data-point chart:repeated="11"/>
          </chart:series>
          <chart:series chart:label-cell-address="DISK_SUMM.$C$1" chart:values-cell-range-address="DISK_SUMM.$C$2:.$C$12" chart:class="chart:area" chart:attached-axis="primary-y" chart:style-name="G0S1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4" chart:values-cell-range-address="DISK_SUMM.$B$14:.$D$14" chart:class="chart:bar" chart:attached-axis="primary-y" chart:style-name="G0S0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1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4:.$E$14" chart:class="chart:bar" chart:attached-axis="primary-y" chart:style-name="G0S0">
            <chart:data-point chart:repeated="4"/>
          </chart:series>
          <chart:series chart:values-cell-range-address="DISKBSIZE.$B$15:.$E$15" chart:class="chart:bar" chart:attached-axis="primary-y" chart:style-name="G0S1">
            <chart:data-point chart:repeated="4"/>
          </chart:series>
          <chart:series chart:values-cell-range-address="DISKBSIZ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2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2" chart:class="chart:line" chart:attached-axis="primary-y" chart:style-name="G0S0">
            <chart:data-point chart:repeated="11"/>
          </chart:series>
          <chart:series chart:label-cell-address="DISKBSIZE.$C$1" chart:values-cell-range-address="DISKBSIZE.$C$2:.$C$12" chart:class="chart:line" chart:attached-axis="primary-y" chart:style-name="G0S1">
            <chart:data-point chart:repeated="11"/>
          </chart:series>
          <chart:series chart:label-cell-address="DISKBSIZE.$D$1" chart:values-cell-range-address="DISKBSIZE.$D$2:.$D$12" chart:class="chart:line" chart:attached-axis="primary-y" chart:style-name="G0S2">
            <chart:data-point chart:repeated="11"/>
          </chart:series>
          <chart:series chart:label-cell-address="DISKBSIZE.$E$1" chart:values-cell-range-address="DISKBSIZ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4:.$E$14" chart:class="chart:bar" chart:attached-axis="primary-y" chart:style-name="G0S0">
            <chart:data-point chart:repeated="4"/>
          </chart:series>
          <chart:series chart:values-cell-range-address="DISKBUSY.$B$15:.$E$15" chart:class="chart:bar" chart:attached-axis="primary-y" chart:style-name="G0S1">
            <chart:data-point chart:repeated="4"/>
          </chart:series>
          <chart:series chart:values-cell-range-address="DISKBUSY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